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 style:list-style-name="L1">
      <style:text-properties style:font-name="Trebuchet MS" fo:font-size="10pt" style:font-size-asian="10pt" style:font-size-complex="10pt"/>
    </style:style>
    <style:style style:name="P3" style:family="paragraph" style:parent-style-name="Standard" style:list-style-name="L3">
      <style:text-properties style:font-name="Trebuchet MS" fo:font-size="10pt" style:font-size-asian="10pt" style:font-size-complex="10pt"/>
    </style:style>
    <style:style style:name="P4" style:family="paragraph" style:parent-style-name="Standard" style:list-style-name="L4">
      <style:text-properties style:font-name="Trebuchet MS" fo:font-size="10pt" style:font-size-asian="10pt" style:font-size-complex="10pt"/>
    </style:style>
    <style:style style:name="P5" style:family="paragraph" style:parent-style-name="Standard" style:list-style-name="L5">
      <style:text-properties style:font-name="Trebuchet MS" fo:font-size="10pt" style:font-size-asian="10pt" style:font-size-complex="10pt"/>
    </style:style>
    <style:style style:name="P6" style:family="paragraph" style:parent-style-name="Standard" style:list-style-name="L6">
      <style:text-properties style:font-name="Trebuchet MS" fo:font-size="10pt" style:font-size-asian="10pt" style:font-size-complex="10pt"/>
    </style:style>
    <style:style style:name="P7" style:family="paragraph" style:parent-style-name="Standard" style:list-style-name="L7">
      <style:text-properties style:font-name="Trebuchet MS" fo:font-size="10pt" style:font-size-asian="10pt" style:font-size-complex="10pt"/>
    </style:style>
    <style:style style:name="P8" style:family="paragraph" style:parent-style-name="Standard" style:list-style-name="L8">
      <style:text-properties style:font-name="Trebuchet MS" fo:font-size="10pt" style:font-size-asian="10pt" style:font-size-complex="10pt"/>
    </style:style>
    <style:style style:name="P9" style:family="paragraph" style:parent-style-name="Standard" style:list-style-name="L9">
      <style:text-properties style:font-name="Trebuchet MS" fo:font-size="10pt" style:font-size-asian="10pt" style:font-size-complex="10pt"/>
    </style:style>
    <style:style style:name="P10" style:family="paragraph" style:parent-style-name="Standard" style:list-style-name="L10">
      <style:text-properties style:font-name="Trebuchet MS" fo:font-size="10pt" style:font-size-asian="10pt" style:font-size-complex="10pt"/>
    </style:style>
    <style:style style:name="P11" style:family="paragraph" style:parent-style-name="Standard" style:list-style-name="L11">
      <style:text-properties style:font-name="Trebuchet MS" fo:font-size="10pt" style:font-size-asian="10pt" style:font-size-complex="10pt"/>
    </style:style>
    <style:style style:name="P12" style:family="paragraph" style:parent-style-name="Standard" style:list-style-name="L12">
      <style:text-properties style:font-name="Trebuchet MS" fo:font-size="10pt" style:font-size-asian="10pt" style:font-size-complex="10pt"/>
    </style:style>
    <style:style style:name="P13" style:family="paragraph" style:parent-style-name="Standard" style:list-style-name="L13">
      <style:text-properties style:font-name="Trebuchet MS" fo:font-size="10pt" style:font-size-asian="10pt" style:font-size-complex="10pt"/>
    </style:style>
    <style:style style:name="P14" style:family="paragraph" style:parent-style-name="Standard" style:list-style-name="L14">
      <style:text-properties style:font-name="Trebuchet MS" fo:font-size="10pt" style:font-size-asian="10pt" style:font-size-complex="10pt"/>
    </style:style>
    <style:style style:name="P15" style:family="paragraph" style:parent-style-name="Standard" style:list-style-name="L15">
      <style:text-properties style:font-name="Trebuchet MS" fo:font-size="10pt" style:font-size-asian="10pt" style:font-size-complex="10pt"/>
    </style:style>
    <style:style style:name="P16" style:family="paragraph" style:parent-style-name="Standard" style:list-style-name="L16">
      <style:text-properties style:font-name="Trebuchet MS" fo:font-size="10pt" style:font-size-asian="10pt" style:font-size-complex="10pt"/>
    </style:style>
    <style:style style:name="P17" style:family="paragraph" style:parent-style-name="Standard" style:list-style-name="L17">
      <style:text-properties style:font-name="Trebuchet MS" fo:font-size="10pt" style:font-size-asian="10pt" style:font-size-complex="10pt"/>
    </style:style>
    <style:style style:name="P18" style:family="paragraph" style:parent-style-name="Standard" style:list-style-name="L18">
      <style:text-properties style:font-name="Trebuchet MS" fo:font-size="10pt" style:font-size-asian="10pt" style:font-size-complex="10pt"/>
    </style:style>
    <style:style style:name="P19" style:family="paragraph" style:parent-style-name="Standard" style:list-style-name="L19">
      <style:text-properties style:font-name="Trebuchet MS" fo:font-size="10pt" style:font-size-asian="10pt" style:font-size-complex="10pt"/>
    </style:style>
    <style:style style:name="P20" style:family="paragraph" style:parent-style-name="Standard" style:list-style-name="L20">
      <style:text-properties style:font-name="Trebuchet M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DE LOOT</text:p>
      <text:p text:style-name="P1"/>
      <text:p text:style-name="P1">NOURRITURE </text:p>
      <text:p text:style-name="P1">(toutes les marques sur les produits d'emballages doivent être inventées et parodier des produits existants)</text:p>
      <text:p text:style-name="P1"/>
      <text:list xml:id="list6666272113856082352" text:style-name="L1">
        <text:list-item>
          <text:p text:style-name="P2">Conserves de tomates « Bitonly » (buitoni)</text:p>
        </text:list-item>
        <text:list-item>
          <text:p text:style-name="P2">Conserves de thon « petit rafiot » (petit navire)</text:p>
        </text:list-item>
        <text:list-item>
          <text:p text:style-name="P2">Conserves de ravioli bœuf « spanghani » (panzani) <text:span text:style-name="T1">mettre une photo de cheval et marquer 100% pur boeuf</text:span></text:p>
        </text:list-item>
        <text:list-item>
          <text:p text:style-name="P2">Conserves « maison » de poulet (bocal en verre)</text:p>
        </text:list-item>
        <text:list-item>
          <text:p text:style-name="P2">Conserves de fruits «St Mamie» (St Mammet)</text:p>
        </text:list-item>
        <text:list-item>
          <text:p text:style-name="P2">Légumes frais : Tomates</text:p>
        </text:list-item>
        <text:list-item>
          <text:p text:style-name="P2">Légumes frais : Poivrons</text:p>
        </text:list-item>
        <text:list-item>
          <text:p text:style-name="P2">Légumes frais : Concombres</text:p>
        </text:list-item>
        <text:list-item>
          <text:p text:style-name="P2">Légumes frais : Champignons</text:p>
        </text:list-item>
        <text:list-item>
          <text:p text:style-name="P2">Légumes frais : Salade</text:p>
        </text:list-item>
        <text:list-item>
          <text:p text:style-name="P2">Paquet de Pâtes « spanghani »</text:p>
        </text:list-item>
        <text:list-item>
          <text:p text:style-name="P2">Paquet de Riz « uncle Jean Kevin» (uncle Bens)<text:span text:style-name="T1"> mettre un dessin de portrait de kikoolol sur la boite</text:span></text:p>
        </text:list-item>
        <text:list-item>
          <text:p text:style-name="P2">Paquet de saucisses sèches « Juste un Bignou » (Justin bridou) </text:p>
        </text:list-item>
        <text:list-item>
          <text:p text:style-name="P2">Paquet de tranches de bœuf séché « american hormone beef » image style retro</text:p>
        </text:list-item>
        <text:list-item>
          <text:p text:style-name="P2">Paquet de céréales « Monsantogg's  corn flakes» (kellogg's) <text:span text:style-name="T1">parodier le paquet avec un coq radioactif</text:span></text:p>
        </text:list-item>
        <text:list-item>
          <text:p text:style-name="P2">Paquet de café en poudre</text:p>
        </text:list-item>
        <text:list-item>
          <text:p text:style-name="P2">Farine</text:p>
        </text:list-item>
        <text:list-item>
          <text:p text:style-name="P2">Œufs</text:p>
        </text:list-item>
        <text:list-item>
          <text:p text:style-name="P2">Sucre</text:p>
          <text:p text:style-name="P2"><text:s/></text:p>
        </text:list-item>
      </text:list>
      <text:p text:style-name="P1"/>
      <text:p text:style-name="P1">LIQUIDES</text:p>
      <text:p text:style-name="P1"/>
      <text:list xml:id="list38235277" text:continue-numbering="true" text:style-name="L1">
        <text:list-item>
          <text:p text:style-name="P2">FIESTA (fanta)</text:p>
        </text:list-item>
        <text:list-item>
          <text:p text:style-name="P2">CYKA COLA (coca)</text:p>
        </text:list-item>
        <text:list-item>
          <text:p text:style-name="P2">EVLAN water (parodier l'étiquette d'evian)</text:p>
        </text:list-item>
        <text:list-item>
          <text:p text:style-name="P2">KARL'S BEER (carlsberg) jte filerais la photo d'un pote pour l'exploiter</text:p>
        </text:list-item>
        <text:list-item>
          <text:p text:style-name="P2">TONTON JACKO (parodier l'étiquette et la bouteille de Jack Daniel's)</text:p>
        </text:list-item>
      </text:list>
      <text:p text:style-name="P1"/>
      <text:p text:style-name="P1">LOOT MEDICAUX</text:p>
      <text:p text:style-name="P1"/>
      <text:list xml:id="list722629005296209301" text:style-name="L17">
        <text:list-item>
          <text:p text:style-name="P17">Alcool médical</text:p>
        </text:list-item>
        <text:list-item>
          <text:p text:style-name="P17">bandage</text:p>
        </text:list-item>
        <text:list-item>
          <text:p text:style-name="P17">cachets de vitamine</text:p>
        </text:list-item>
        <text:list-item>
          <text:p text:style-name="P17">seringue vide</text:p>
        </text:list-item>
        <text:list-item>
          <text:p text:style-name="P17">serum : morphine</text:p>
        </text:list-item>
        <text:list-item>
          <text:p text:style-name="P17">serum : anti-viral</text:p>
        </text:list-item>
        <text:list-item>
          <text:p text:style-name="P17">poche de sang</text:p>
          <text:p text:style-name="P17"/>
        </text:list-item>
      </text:list>
      <text:p text:style-name="P1"/>
      <text:p text:style-name="P1">LOOT NATURELS</text:p>
      <text:p text:style-name="P1">(Zones de loot)</text:p>
      <text:list xml:id="list2960927188467371231" text:style-name="L3">
        <text:list-item>
          <text:p text:style-name="P3">bois (arbres)</text:p>
        </text:list-item>
        <text:list-item>
          <text:p text:style-name="P3">pierre (rochers)</text:p>
        </text:list-item>
        <text:list-item>
          <text:p text:style-name="P3">eau (lacs, rivières et puits)</text:p>
        </text:list-item>
        <text:list-item>
          <text:p text:style-name="P3">fer (roche marron)</text:p>
        </text:list-item>
        <text:list-item>
          <text:p text:style-name="P3">sulfure (roche marron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OT VETEMENTS</text:p>
      <text:p text:style-name="P1"/>
      <text:list xml:id="list4506548437886055367" text:style-name="L6">
        <text:list-item>
          <text:p text:style-name="P6">PIEDS</text:p>
          <text:list>
            <text:list-item>
              <text:p text:style-name="P6">baskets</text:p>
            </text:list-item>
            <text:list-item>
              <text:p text:style-name="P6">chaussures de ville</text:p>
            </text:list-item>
            <text:list-item>
              <text:p text:style-name="P6">chaussures de randonnées</text:p>
            </text:list-item>
            <text:list-item>
              <text:p text:style-name="P6">tongues</text:p>
            </text:list-item>
            <text:list-item>
              <text:p text:style-name="P6">militaire : Rangers</text:p>
            </text:list-item>
            <text:list-item>
              <text:p text:style-name="P6">police : Rangers</text:p>
            </text:list-item>
            <text:list-item>
              <text:p text:style-name="P6">Pompier : Rangers</text:p>
              <text:p text:style-name="P6"/>
            </text:list-item>
          </text:list>
        </text:list-item>
      </text:list>
      <text:list xml:id="list4552222578366574942" text:style-name="L7">
        <text:list-item>
          <text:p text:style-name="P7">JAMBES</text:p>
          <text:list>
            <text:list-item>
              <text:p text:style-name="P7">jean</text:p>
            </text:list-item>
            <text:list-item>
              <text:p text:style-name="P7">jogging</text:p>
            </text:list-item>
            <text:list-item>
              <text:p text:style-name="P7">short</text:p>
            </text:list-item>
            <text:list-item>
              <text:p text:style-name="P7">bermuda</text:p>
            </text:list-item>
            <text:list-item>
              <text:p text:style-name="P7">jupe</text:p>
            </text:list-item>
            <text:list-item>
              <text:p text:style-name="P7">militaire : Uniforme</text:p>
            </text:list-item>
            <text:list-item>
              <text:p text:style-name="P7">police : Uniforme</text:p>
            </text:list-item>
            <text:list-item>
              <text:p text:style-name="P7">Pompier : Uniforme</text:p>
            </text:list-item>
          </text:list>
        </text:list-item>
      </text:list>
      <text:p text:style-name="P1"/>
      <text:list xml:id="list3645176555747802858" text:style-name="L8">
        <text:list-item>
          <text:p text:style-name="P8">TORSE</text:p>
          <text:list>
            <text:list-item>
              <text:p text:style-name="P8">T-shirt</text:p>
            </text:list-item>
            <text:list-item>
              <text:p text:style-name="P8">pull</text:p>
            </text:list-item>
            <text:list-item>
              <text:p text:style-name="P8">marcel</text:p>
            </text:list-item>
            <text:list-item>
              <text:p text:style-name="P8">robe</text:p>
            </text:list-item>
            <text:list-item>
              <text:p text:style-name="P8">militaire : Uniforme</text:p>
            </text:list-item>
            <text:list-item>
              <text:p text:style-name="P8">police : Uniforme</text:p>
            </text:list-item>
            <text:list-item>
              <text:p text:style-name="P8">Pompier : Uniforme</text:p>
            </text:list-item>
          </text:list>
        </text:list-item>
      </text:list>
      <text:p text:style-name="P1"/>
      <text:list xml:id="list8097331151223182794" text:style-name="L9">
        <text:list-item>
          <text:p text:style-name="P9">TETE</text:p>
          <text:list>
            <text:list-item>
              <text:p text:style-name="P9">Bonnet</text:p>
            </text:list-item>
            <text:list-item>
              <text:p text:style-name="P9">Casquette</text:p>
            </text:list-item>
            <text:list-item>
              <text:p text:style-name="P9">Chapeau</text:p>
            </text:list-item>
            <text:list-item>
              <text:p text:style-name="P9">militaire : Casque lourd</text:p>
            </text:list-item>
            <text:list-item>
              <text:p text:style-name="P9">police : Képi</text:p>
            </text:list-item>
            <text:list-item>
              <text:p text:style-name="P9">Pompier : Casque</text:p>
            </text:list-item>
          </text:list>
        </text:list-item>
      </text:list>
      <text:p text:style-name="P1"/>
      <text:list xml:id="list7066167611852261879" text:style-name="L10">
        <text:list-item>
          <text:p text:style-name="P10">ACCESSOIRES JAMBES</text:p>
          <text:list>
            <text:list-item>
              <text:p text:style-name="P10">Militaire : armure</text:p>
            </text:list-item>
            <text:list-item>
              <text:p text:style-name="P10">Militaire : Holster de cuisse</text:p>
              <text:p text:style-name="P10"/>
            </text:list-item>
          </text:list>
        </text:list-item>
        <text:list-item>
          <text:p text:style-name="P10">ACCESSOIRES TORSE</text:p>
          <text:list>
            <text:list-item>
              <text:p text:style-name="P10">Militaire : Gilet pare balle</text:p>
            </text:list-item>
            <text:list-item>
              <text:p text:style-name="P10">Militaire : Gilet tactique</text:p>
            </text:list-item>
            <text:list-item>
              <text:p text:style-name="P10">Militaire : Cartouchière</text:p>
            </text:list-item>
            <text:list-item>
              <text:p text:style-name="P10">Militaire : Holster de torse</text:p>
              <text:p text:style-name="P10"/>
            </text:list-item>
          </text:list>
        </text:list-item>
        <text:list-item>
          <text:p text:style-name="P10">ACCESSOIRES DOS</text:p>
          <text:list>
            <text:list-item>
              <text:p text:style-name="P10">sac à dos bandoulière</text:p>
            </text:list-item>
            <text:list-item>
              <text:p text:style-name="P10">petit sac à dos</text:p>
            </text:list-item>
            <text:list-item>
              <text:p text:style-name="P10">sac à dos de chasseur (un peu plus grand)</text:p>
            </text:list-item>
            <text:list-item>
              <text:p text:style-name="P10">sac randonneur (très grand mais couleur flashy)</text:p>
            </text:list-item>
            <text:list-item>
              <text:p text:style-name="P10"><text:soft-page-break/>sac militaire (très grand et couleur camo)</text:p>
            </text:list-item>
          </text:list>
        </text:list-item>
      </text:list>
      <text:p text:style-name="P1"/>
      <text:p text:style-name="P1">LOOT ARMES</text:p>
      <text:p text:style-name="P1"/>
      <text:list xml:id="list2983231235691924177" text:style-name="L11">
        <text:list-item>
          <text:p text:style-name="P11">CORPS A CORPS </text:p>
          <text:list>
            <text:list-item>
              <text:p text:style-name="P11">Batte de baseball</text:p>
            </text:list-item>
            <text:list-item>
              <text:p text:style-name="P11">Couteau de cuisine</text:p>
            </text:list-item>
            <text:list-item>
              <text:p text:style-name="P11">Couteau militaire</text:p>
            </text:list-item>
            <text:list-item>
              <text:p text:style-name="P11">Couteau de lancé </text:p>
            </text:list-item>
            <text:list-item>
              <text:p text:style-name="P11">Machette </text:p>
            </text:list-item>
            <text:list-item>
              <text:p text:style-name="P11">Katana </text:p>
            </text:list-item>
            <text:list-item>
              <text:p text:style-name="P11">Hache de bûcheron </text:p>
            </text:list-item>
            <text:list-item>
              <text:p text:style-name="P11">Hache de pompier </text:p>
            </text:list-item>
            <text:list-item>
              <text:p text:style-name="P11">Pelle</text:p>
            </text:list-item>
            <text:list-item>
              <text:p text:style-name="P11">Pied de biche </text:p>
            </text:list-item>
            <text:list-item>
              <text:p text:style-name="P11">club de golf </text:p>
            </text:list-item>
            <text:list-item>
              <text:p text:style-name="P11">crosse de Hokey</text:p>
            </text:list-item>
            <text:list-item>
              <text:p text:style-name="P11">Pieu en bois</text:p>
            </text:list-item>
            <text:list-item>
              <text:p text:style-name="P11">Tronçonneuse </text:p>
            </text:list-item>
          </text:list>
        </text:list-item>
      </text:list>
      <text:p text:style-name="P1"/>
      <text:list xml:id="list6531298973716400610" text:style-name="L12">
        <text:list-item>
          <text:p text:style-name="P12">ARMES A MOYENNE DISTANCE</text:p>
          <text:list>
            <text:list-item>
              <text:p text:style-name="P12">Arc</text:p>
            </text:list-item>
            <text:list-item>
              <text:p text:style-name="P12">Grenades</text:p>
            </text:list-item>
            <text:list-item>
              <text:p text:style-name="P12">Arbalète</text:p>
            </text:list-item>
            <text:list-item>
              <text:p text:style-name="P12">Dynamite</text:p>
              <text:p text:style-name="P12"><text:s/></text:p>
            </text:list-item>
          </text:list>
        </text:list-item>
      </text:list>
      <text:list xml:id="list7369128756080747151" text:style-name="L13">
        <text:list-item>
          <text:p text:style-name="P13">ARMES DE POING</text:p>
          <text:list>
            <text:list-item>
              <text:p text:style-name="P13">berreta</text:p>
            </text:list-item>
            <text:list-item>
              <text:p text:style-name="P13">desert eagle</text:p>
            </text:list-item>
            <text:list-item>
              <text:p text:style-name="P13">glock 18 (automatique)</text:p>
            </text:list-item>
            <text:list-item>
              <text:p text:style-name="P13">.44 magnum </text:p>
            </text:list-item>
          </text:list>
        </text:list-item>
      </text:list>
      <text:p text:style-name="P1"/>
      <text:list xml:id="list2884791376518829659" text:style-name="L14">
        <text:list-item>
          <text:p text:style-name="P14">FUSILS A POMPE</text:p>
          <text:list>
            <text:list-item>
              <text:p text:style-name="P14">Mossberg </text:p>
            </text:list-item>
            <text:list-item>
              <text:p text:style-name="P14">Spas12</text:p>
            </text:list-item>
            <text:list-item>
              <text:p text:style-name="P14">canon scié</text:p>
            </text:list-item>
            <text:list-item>
              <text:p text:style-name="P14">Fusil de chasse <text:s/></text:p>
            </text:list-item>
          </text:list>
        </text:list-item>
      </text:list>
      <text:p text:style-name="P1"/>
      <text:list xml:id="list5191754667455303194" text:style-name="L15">
        <text:list-item>
          <text:p text:style-name="P15">SNIPER</text:p>
          <text:list>
            <text:list-item>
              <text:p text:style-name="P15">L96</text:p>
            </text:list-item>
            <text:list-item>
              <text:p text:style-name="P15">Mosin</text:p>
            </text:list-item>
            <text:list-item>
              <text:p text:style-name="P15">Dragunov</text:p>
            </text:list-item>
            <text:list-item>
              <text:p text:style-name="P15">SKS </text:p>
            </text:list-item>
          </text:list>
        </text:list-item>
      </text:list>
      <text:p text:style-name="P1"/>
      <text:list xml:id="list2098507501815200279" text:style-name="L16">
        <text:list-item>
          <text:p text:style-name="P16">AUTOMATIQUE</text:p>
          <text:list>
            <text:list-item>
              <text:p text:style-name="P16">AK47</text:p>
            </text:list-item>
            <text:list-item>
              <text:p text:style-name="P16">M4</text:p>
            </text:list-item>
            <text:list-item>
              <text:p text:style-name="P16">MP4</text:p>
            </text:list-item>
            <text:list-item>
              <text:p text:style-name="P16">M16</text:p>
            </text:list-item>
            <text:list-item>
              <text:p text:style-name="P16">P90</text:p>
            </text:list-item>
            <text:list-item>
              <text:p text:style-name="P16">Uzi</text:p>
              <text:p text:style-name="P16">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RAFT SIMPLE</text:p>
      <text:p text:style-name="P1"/>
      <text:list xml:id="list6642171134614295649" text:style-name="L5">
        <text:list-item>
          <text:p text:style-name="P5">fragment de metal (fer)</text:p>
        </text:list-item>
        <text:list-item>
          <text:p text:style-name="P5">planche de bois (bois)</text:p>
        </text:list-item>
        <text:list-item>
          <text:p text:style-name="P5">bâton (bois)</text:p>
        </text:list-item>
        <text:list-item>
          <text:p text:style-name="P5">poudre noire (sulfure + alcool)</text:p>
        </text:list-item>
        <text:list-item>
          <text:p text:style-name="P5">morceaux de tissu (vêtements)</text:p>
        </text:list-item>
        <text:list-item>
          <text:p text:style-name="P5">corde (morceau de tissu)</text:p>
        </text:list-item>
      </text:list>
      <text:list xml:id="list8424909204100829701" text:style-name="L4">
        <text:list-item>
          <text:p text:style-name="P4">boite de clous (fragments de metal)</text:p>
        </text:list-item>
      </text:list>
      <text:p text:style-name="P1"/>
      <text:p text:style-name="P1"/>
      <text:p text:style-name="P1"/>
      <text:list xml:id="list38254477" text:continue-numbering="true" text:style-name="L4">
        <text:list-item>
          <text:p text:style-name="P4">bandages stériles (morceaux de tissu ou bandage + alcool médical)</text:p>
        </text:list-item>
      </text:list>
      <text:p text:style-name="P1"/>
      <text:list xml:id="list440593123340499495" text:style-name="L18">
        <text:list-item>
          <text:p text:style-name="P18">flèche (bois + fragment métal)</text:p>
        </text:list-item>
        <text:list-item>
          <text:p text:style-name="P18">arc (bois + corde)</text:p>
        </text:list-item>
        <text:list-item>
          <text:p text:style-name="P18">batte cloutée (batte + clous)</text:p>
          <text:p text:style-name="P18"/>
        </text:list-item>
      </text:list>
      <text:p text:style-name="P1"/>
      <text:p text:style-name="P1">CRAFT COMPLEXES (blue print + table de craft)</text:p>
      <text:p text:style-name="P1"/>
      <text:list xml:id="list1862381829130372682" text:style-name="L19">
        <text:list-item>
          <text:p text:style-name="P19">grenade artisanale (poudre noire + clous + bouteille vide + corde)</text:p>
        </text:list-item>
        <text:list-item>
          <text:p text:style-name="P19">plastron artisanal (bois + fragment métal + corde + clous)</text:p>
        </text:list-item>
      </text:list>
      <text:list xml:id="list3622707118584279189" text:style-name="L20">
        <text:list-item>
          <text:p text:style-name="P20">grand sac à dos artisanal (morceau de tissu + corde)</text:p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51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0T11:51:46.36</meta:creation-date>
    <dc:date>2016-08-10T18:06:44.46</dc:date>
    <meta:editing-duration>PT4H57M3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4" meta:paragraph-count="152" meta:word-count="672" meta:character-count="3286"/>
  </office:meta>
</office:document-meta>
</file>